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text:list-item>
          <text:list text:style-name="">
            <text:list-item>
              <text:p>fuck</text:p>
            </text:list-item>
            <text:list-item>
              <text:p>you</text:p>
              <text:list text:style-name="">
                <text:list-item>
                  <text:p>youuuuuu</text:p>
                </text:list-item>
              </text:list>
            </text:list-item>
            <text:list-item>
              <text:p>so hard</text:p>
              <text:list text:style-name="">
                <text:list-item>
                  <text:list text:style-name="">
                    <text:list-item>
                      <text:p>boiiiii</text:p>
                    </text:list-item>
                  </text:list>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8-10-13T00:55:17</dc:date>
    <meta:editing-cycles>2</meta:editing-cycles>
    <meta:editing-duration>PT0.144S</meta:editing-duration>
    <meta:creation-date>2018-10-13T00:55:16</meta:creation-date>
  </office:meta>
</office:document-meta>
</file>